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ec34" officeooo:paragraph-rsid="0018ec34"/>
    </style:style>
    <style:style style:name="P2" style:family="paragraph" style:parent-style-name="Standard">
      <style:text-properties officeooo:rsid="0019d8bb" officeooo:paragraph-rsid="0019d8bb"/>
    </style:style>
    <style:style style:name="P3" style:family="paragraph" style:parent-style-name="Standard">
      <style:text-properties officeooo:rsid="0019d8bb" officeooo:paragraph-rsid="001b2435"/>
    </style:style>
    <style:style style:name="P4" style:family="paragraph" style:parent-style-name="Standard">
      <style:text-properties officeooo:rsid="001b2435" officeooo:paragraph-rsid="001b2435"/>
    </style:style>
    <style:style style:name="T1" style:family="text">
      <style:text-properties officeooo:rsid="0019d8bb"/>
    </style:style>
    <style:style style:name="T2" style:family="text">
      <style:text-properties officeooo:rsid="001b2435"/>
    </style:style>
    <style:style style:name="T3" style:family="text">
      <style:text-properties officeooo:rsid="001b9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.1</text:p>
      <text:p text:style-name="P2"><text:span text:style-name="T2">N</text:span>ormal ecg 1 : Px = 3.55 s; Py = 4.792 µV</text:p>
      <text:p text:style-name="P2"><text:tab/><text:tab/>Tx = 3.945 s; Py = 48.08µV</text:p>
      <text:p text:style-name="P2"><text:tab/><text:tab/><text:span text:style-name="T2">QRS ? (entourer sur figure)</text:span></text:p>
      <text:p text:style-name="P3"><text:tab/><text:tab/><text:span text:style-name="T2">Heart Frequecy = 0.645 s</text:span></text:p>
      <text:p text:style-name="P3"><text:tab/><text:tab/><text:span text:style-name="T2">bpm = 93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3"><text:s/></text:p>
      <text:p text:style-name="P4">Normal ecg 2 : <text:span text:style-name="T1">Px = 3.</text:span>615<text:span text:style-name="T1"> s; Py = </text:span>0.932<text:span text:style-name="T1"> µV</text:span></text:p>
      <text:p text:style-name="P3"><text:tab/><text:tab/>Tx = <text:span text:style-name="T2">4.095</text:span> s; Py = <text:span text:style-name="T2">89.37</text:span>µV</text:p>
      <text:p text:style-name="P3"><text:tab/><text:tab/><text:span text:style-name="T2">QRS ? (entourer sur figure)</text:span></text:p>
      <text:p text:style-name="P3"><text:tab/><text:tab/><text:span text:style-name="T2">Heart Frequecy = 1.135 s</text:span></text:p>
      <text:p text:style-name="P3"><text:tab/><text:tab/><text:span text:style-name="T2">bpm = 52.86 (à commenter car en dessous de 60 bpm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4">Normal ecg 3 : <text:span text:style-name="T1">Px = 3.</text:span>6<text:span text:style-name="T3">4 s; Py = 17.68 µV</text:span></text:p>
      <text:p text:style-name="P3"><text:tab/><text:tab/>Tx = <text:span text:style-name="T3">3.92</text:span> s; Py = -<text:span text:style-name="T3">65.17</text:span>µV</text:p>
      <text:p text:style-name="P3"><text:tab/><text:tab/><text:span text:style-name="T3">We don't distinguish P and T clearly.</text:span></text:p>
      <text:p text:style-name="P3"><text:tab/><text:tab/><text:span text:style-name="T2">QRS ? (entourer sur figure)</text:span></text:p>
      <text:p text:style-name="P3"><text:tab/><text:tab/><text:span text:style-name="T2">Heart Frequecy = 0.696 s</text:span></text:p>
      <text:p text:style-name="P3"><text:tab/><text:tab/><text:span text:style-name="T2">bpm = 86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INO Alexandre</meta:initial-creator>
    <meta:creation-date>2016-04-28T11:14:50.666611149</meta:creation-date>
    <meta:generator>LibreOffice/4.2.6.3$Linux_X86_64 LibreOffice_project/420$Build-3</meta:generator>
    <dc:date>2016-04-28T12:07:42.925521906</dc:date>
    <dc:creator>SALINO Alexandre</dc:creator>
    <meta:editing-duration>P0D</meta:editing-duration>
    <meta:editing-cycles>1</meta:editing-cycles>
    <meta:document-statistic meta:table-count="0" meta:image-count="0" meta:object-count="0" meta:page-count="1" meta:paragraph-count="24" meta:word-count="144" meta:character-count="653" meta:non-whitespace-character-count="493"/>
  </office:meta>
</office:document-meta>
</file>